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9pt" style:font-size-asian="9pt" style:font-size-complex="9pt"/>
    </style:style>
    <style:style style:name="P3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 fo:background-color="#ffffff"/>
    </style:style>
    <style:style style:name="P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in" fo:margin-bottom="0in" loext:contextual-spacing="false"/>
      <style:text-properties fo:font-size="10.5pt" fo:font-style="italic" style:font-size-asian="10.5pt" style:font-style-asian="italic" style:font-size-complex="10.5pt" fo:background-color="#ffffff"/>
    </style:style>
    <style:style style:name="P7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 fo:background-color="#ffffff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style:font-size-asian="10pt" style:font-weight-asian="bold" style:font-size-complex="10pt" fo:background-color="#ffffff"/>
    </style:style>
    <style:style style:name="T8" style:family="text">
      <style:text-properties fo:font-size="10pt" fo:font-style="italic" style:font-size-asian="10pt" style:font-style-asian="italic" style:font-size-complex="10pt"/>
    </style:style>
    <style:style style:name="T9" style:family="text">
      <style:text-properties fo:font-size="10pt" fo:font-style="italic" style:font-size-asian="10pt" style:font-style-asian="italic" style:font-size-complex="10pt" fo:background-color="#ffffff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size-asian="10pt" style:font-size-complex="10pt" fo:background-color="#ffffff"/>
    </style:style>
    <style:style style:name="T12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Garrett J. Tongue</text:span></text:p>
      <text:p text:style-name="P1"><text:span text:style-name="T2">San Francisco, California</text:span></text:p>
      <text:p text:style-name="P1"><text:span text:style-name="T2">(917) - 224 - 2939</text:span></text:p>
      <text:p text:style-name="P1"><text:a xlink:type="simple" xlink:href="mailto:garrettjtongue@gmail.com" text:style-name="Internet_20_link" text:visited-style-name="Visited_20_Internet_20_Link"><text:span text:style-name="T3">garrettjtongue@gmail.com</text:span></text:a></text:p>
      <text:p text:style-name="P1"><text:a xlink:type="simple" xlink:href="https://gtongue.github.io/PersonalSite/index.html" text:style-name="Internet_20_link" text:visited-style-name="Visited_20_Internet_20_Link"><text:span text:style-name="T3">https://gtongue.github.io/PersonalSite/index.html</text:span></text:a></text:p>
      <text:p text:style-name="P1"><text:a xlink:type="simple" xlink:href="https://github.com/gtongue" text:style-name="Internet_20_link" text:visited-style-name="Visited_20_Internet_20_Link"><text:span text:style-name="T3">https://github.com/gtongue</text:span></text:a></text:p>
      <text:p text:style-name="P1"><text:a xlink:type="simple" xlink:href="https://www.linkedin.com/in/garrett-tongue-011286138/" text:style-name="Internet_20_link" text:visited-style-name="Visited_20_Internet_20_Link"><text:span text:style-name="T3">https://www.linkedin.com/in/garrett-tongue-011286138/</text:span></text:a></text:p>
      <text:p text:style-name="P2"/>
      <text:p text:style-name="P1"><text:span text:style-name="T1">Skills</text:span></text:p>
      <text:p text:style-name="P1"><text:span text:style-name="T6">Fullstack Software Engineer with experience in JavaScript, Ruby, Rails, React.js, Redux, jQuery, SQL, HTML, CSS, Git, MATLAB, Java, C++, C#, OpenGL</text:span></text:p>
      <text:p text:style-name="P3"/>
      <text:p text:style-name="P1"><text:span text:style-name="T1">Projects</text:span></text:p>
      <text:p text:style-name="P1"><text:span text:style-name="T6">Programming 200</text:span></text:p>
      <text:p text:style-name="P1"><text:a xlink:type="simple" xlink:href="http://www.programming200.com" text:style-name="Internet_20_link" text:visited-style-name="Visited_20_Internet_20_Link"><text:span text:style-name="T4">http://www.programming200.com</text:span></text:a></text:p>
      <text:p text:style-name="P1"><text:a xlink:type="simple" xlink:href="https://github.com/gtongue/Programming101" text:style-name="Internet_20_link" text:visited-style-name="Visited_20_Internet_20_Link"><text:span text:style-name="T4">https://github.com/gtongue/Programming101</text:span></text:a></text:p>
      <text:p text:style-name="P1"><text:span text:style-name="T8">A full stack application to teach beginners programming with a backend in rails and a frontend in react / redux.</text:span></text:p>
      <text:p text:style-name="P1"><text:span text:style-name="T11">- Programmed backend web API for user authentication and saving programming challenges</text:span></text:p>
      <text:p text:style-name="P1"><text:span text:style-name="T11">- Designed database schema to allow for efficient data access using SQL.</text:span></text:p>
      <text:p text:style-name="P1"><text:span text:style-name="T11">- Engineered a system to run user inputed javascript safely on their browsers javascript engine using code injection.</text:span></text:p>
      <text:p text:style-name="P3"/>
      <text:p text:style-name="P1"><text:span text:style-name="T6">WebGL Water Simulation<text:line-break/></text:span><text:a xlink:type="simple" xlink:href="https://gtongue.github.io/WebGLWater/" text:style-name="Internet_20_link" text:visited-style-name="Visited_20_Internet_20_Link"><text:span text:style-name="T4">https://gtongue.github.io/WebGLWater/</text:span></text:a></text:p>
      <text:p text:style-name="P1"><text:a xlink:type="simple" xlink:href="https://github.com/gtongue/WebGLWater" text:style-name="Internet_20_link" text:visited-style-name="Visited_20_Internet_20_Link"><text:span text:style-name="T4">https://github.com/gtongue/WebGLWater</text:span></text:a></text:p>
      <text:p text:style-name="P1"><text:span text:style-name="T8">An interactive water simulation using vanilla javascript, webGL, and glsl.</text:span></text:p>
      <text:p text:style-name="P1"><text:span text:style-name="T11">- Developed simulation that renders waves in 3D using modern webGL standards. </text:span></text:p>
      <text:p text:style-name="P1"><text:span text:style-name="T11">- Use the gerstner wave function to allow users to change amplitude, color, speed, and direction. Calculations are done on the GPU for fast execution</text:span></text:p>
      <text:p text:style-name="P4"><text:soft-page-break/></text:p>
      <text:p text:style-name="P1"><text:span text:style-name="T7">Blob Darwinism</text:span></text:p>
      <text:p text:style-name="P1"><text:a xlink:type="simple" xlink:href="https://couteaufourchette.github.io/blobdarwinism/" text:style-name="Internet_20_link" text:visited-style-name="Visited_20_Internet_20_Link"><text:span text:style-name="T5">https://couteaufourchette.github.io/blobdarwinism/</text:span></text:a></text:p>
      <text:p text:style-name="P1"><text:a xlink:type="simple" xlink:href="https://github.com/CouteauFourchette/blobdarwinism" text:style-name="Internet_20_link" text:visited-style-name="Visited_20_Internet_20_Link"><text:span text:style-name="T5">https://github.com/CouteauFourchette/blobdarwinism</text:span></text:a></text:p>
      <text:p text:style-name="P1"><text:span text:style-name="T9">A simulation of an ecosystem of blobs that learn over generations</text:span></text:p>
      <text:p text:style-name="P1"><text:span text:style-name="T11">- Wrote a rendering engine within WebGL for fast rendering</text:span></text:p>
      <text:p text:style-name="P1"><text:span text:style-name="T11">- Engineered a neural network using vanilla JavaScript</text:span></text:p>
      <text:p text:style-name="P1"><text:span text:style-name="T11">- IN-PROGRESS (System to save out simulations and load at later times)</text:span></text:p>
      <text:p text:style-name="P4"/>
      <text:p text:style-name="P1"><text:span text:style-name="T7">Electronics TA / Presentation at Rochester Academy of Science</text:span></text:p>
      <text:p text:style-name="P1"><text:span text:style-name="T9">Provide assistance for the physics course Electronics and present about the course at RAS.</text:span></text:p>
      <text:p text:style-name="P1"><text:span text:style-name="T11">- In charge of classroom activities making sure students understand the new concepts</text:span></text:p>
      <text:p text:style-name="P4"/>
      <text:p text:style-name="P1"><text:span text:style-name="T7">CS Assisted Trading</text:span></text:p>
      <text:p text:style-name="P1"><text:a xlink:type="simple" xlink:href="https://github.com/gtongue/StockTool" text:style-name="Internet_20_link" text:visited-style-name="Visited_20_Internet_20_Link"><text:span text:style-name="T5">https://github.com/gtongue/StockTool</text:span></text:a></text:p>
      <text:p text:style-name="P1"><text:span text:style-name="T9">Wrote software to assist in market research and develop trading strategies.</text:span></text:p>
      <text:p text:style-name="P1"><text:span text:style-name="T11">- Managed brokerage account and actively traded options with investment partners</text:span></text:p>
      <text:p text:style-name="P1"><text:span text:style-name="T11">- Programmed in java to compile stock data from all over the web</text:span></text:p>
      <text:p text:style-name="P1"><text:span text:style-name="T11">- Developed trading algorithms in Tradestation’s EPL</text:span></text:p>
      <text:p text:style-name="P1"><text:span text:style-name="T11">- Presented findings at Hobart and William Smith Senior Symposium</text:span></text:p>
      <text:p text:style-name="P4"/>
      <text:p text:style-name="P1"><text:span text:style-name="T7">Game Engine Development</text:span></text:p>
      <text:p text:style-name="P1"><text:a xlink:type="simple" xlink:href="https://github.com/gtongue/DXGameEngine" text:style-name="Internet_20_link" text:visited-style-name="Visited_20_Internet_20_Link"><text:span text:style-name="T5">https://github.com/gtongue/DXGameEngine</text:span></text:a></text:p>
      <text:p text:style-name="P1"><text:span text:style-name="T9">DirectX 12 Engine written within C++</text:span></text:p>
      <text:p text:style-name="P1"><text:span text:style-name="T11">- Features: Lighting, Texturing, Loading models (obj or fbx), 2D physics, 3D collisions.</text:span></text:p>
      <text:p text:style-name="P4"/>
      <text:p text:style-name="P1"><text:soft-page-break/><text:span text:style-name="T7">Observational Astronomy Tool</text:span></text:p>
      <text:p text:style-name="P1"><text:span text:style-name="T9">Software written java which is used by intro level astronomy students to visualize a star’s position based on location, RA, DEC, and date.</text:span></text:p>
      <text:p text:style-name="P6"/>
      <text:p text:style-name="P1"><text:span text:style-name="T12">EXPERIENCE</text:span></text:p>
      <text:p text:style-name="P1"><text:span text:style-name="T6">Junior Engineer Intern</text:span></text:p>
      <text:p text:style-name="P1"><text:span text:style-name="T8">City State Entertainment, Fairfax, VA<text:tab/><text:tab/><text:tab/><text:tab/><text:tab/> <text:s text:c="10"/>Summer ‘15, Summer ‘16</text:span></text:p>
      <text:p text:style-name="P1"><text:span text:style-name="T10">- Receive tasks from senior engineers that used C++, C#, typescript, html.</text:span></text:p>
      <text:p text:style-name="P1"><text:span text:style-name="T10">- Example tasks: (Dashboard for TVs, debugging, tools for 3D building system…)</text:span></text:p>
      <text:p text:style-name="P5"/>
      <text:p text:style-name="P1"><text:span text:style-name="T6">Web Development Intern</text:span></text:p>
      <text:p text:style-name="P1"><text:span text:style-name="T8">Lerentech Solutions, Syracuse, NY<text:tab/><text:tab/><text:tab/><text:tab/><text:tab/> <text:s text:c="10"/>June 2014 - August 2014</text:span></text:p>
      <text:p text:style-name="P1"><text:span text:style-name="T11">- In charge of creating/updating clients websites.</text:span></text:p>
      <text:p text:style-name="P1"><text:span text:style-name="T11">- Responsible for responding to clients requests.</text:span></text:p>
      <text:p text:style-name="P4"/>
      <text:p text:style-name="P1"><text:span text:style-name="T7">Counselor</text:span></text:p>
      <text:p text:style-name="P1"><text:span text:style-name="T9">Camp Good Days and Special Times, Branchport, NY<text:tab/><text:tab/><text:tab/><text:tab/> <text:s text:c="2"/>June 2012-July 2012</text:span></text:p>
      <text:p text:style-name="P1"><text:span text:style-name="T10">- Provided 24 hour care for children who have either had cancer or lost a family member to cancer.</text:span></text:p>
      <text:p text:style-name="P3"/>
      <text:p text:style-name="P1"><text:span text:style-name="T1">EDUCATION</text:span></text:p>
      <text:p text:style-name="P1"><text:span text:style-name="T6">Hobart College,</text:span><text:span text:style-name="T10"> Spring 2017 - BS in Computer Science and Physics</text:span></text:p>
      <text:p text:style-name="P1"><text:span text:style-name="T6">App Academy, 2017</text:span><text:span text:style-name="T10"> - Software engineering curriculum with an emphasis on full-stack development, algorithms, and data structu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0" meta:word-count="465" meta:character-count="3415" meta:non-whitespace-character-count="2973"/>
    <meta:generator>LibreOfficeDev/5.1.0.3$Linux_X86_64 LibreOffice_project/</meta:generator>
  </office:meta>
</office:document-meta>
</file>